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nstw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raj</text:p>
          </table:table-cell>
          <table:table-cell office:value-type="string" calcext:value-type="string">
            <text:p>skrot_kraj</text:p>
          </table:table-cell>
        </table:table-row>
        <table:table-row table:style-name="ro1">
          <table:table-cell office:value-type="string" calcext:value-type="string">
            <text:p>Polska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Norwegia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Niemcy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Szwajcaria</text:p>
          </table:table-cell>
          <table:table-cell office:value-type="string" calcext:value-type="string">
            <text:p>SUI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string" calcext:value-type="string">
            <text:p>Czechy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Japonia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string" calcext:value-type="string">
            <text:p>Stany Zjednoczo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S³owenia</text:p>
          </table:table-cell>
          <table:table-cell office:value-type="string" calcext:value-type="string">
            <text:p>SLO</text:p>
          </table:table-cell>
        </table:table-row>
        <table:table-row table:style-name="ro1">
          <table:table-cell office:value-type="string" calcext:value-type="string">
            <text:p>Francja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string" calcext:value-type="string">
            <text:p>Szwecja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string" calcext:value-type="string">
            <text:p>Rosj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string" calcext:value-type="string">
            <text:p>S³owacja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string" calcext:value-type="string">
            <text:p>Kazachstan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</table:table-row>
      </table:table>
      <table:table table:name="Zawodnic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imie_nazwisko</text:p>
          </table:table-cell>
          <table:table-cell office:value-type="string" calcext:value-type="string">
            <text:p>skrot_kraj</text:p>
          </table:table-cell>
          <table:table-cell office:value-type="string" calcext:value-type="string">
            <text:p>p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 Malysz</text:p>
          </table:table-cell>
          <table:table-cell office:value-type="string" calcext:value-type="string">
            <text:p>POL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ira Higashi</text:p>
          </table:table-cell>
          <table:table-cell office:value-type="string" calcext:value-type="string">
            <text:p>JP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seli Kokkonen</text:p>
          </table:table-cell>
          <table:table-cell office:value-type="string" calcext:value-type="string">
            <text:p>FIN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ksiej Silajew</text:p>
          </table:table-cell>
          <table:table-cell office:value-type="string" calcext:value-type="string">
            <text:p>RU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xander Herr</text:p>
          </table:table-cell>
          <table:table-cell office:value-type="string" calcext:value-type="string">
            <text:p>GE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ers Bardal</text:p>
          </table:table-cell>
          <table:table-cell office:value-type="string" calcext:value-type="string">
            <text:p>NOR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reas Goldberger</text:p>
          </table:table-cell>
          <table:table-cell office:value-type="string" calcext:value-type="string">
            <text:p>AUT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reas Kofler</text:p>
          </table:table-cell>
          <table:table-cell office:value-type="string" calcext:value-type="string">
            <text:p>AUT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eas Kuettel</text:p>
          </table:table-cell>
          <table:table-cell office:value-type="string" calcext:value-type="string">
            <text:p>SUI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reas Widhoelzl</text:p>
          </table:table-cell>
          <table:table-cell office:value-type="string" calcext:value-type="string">
            <text:p>AUT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an Tachtachunow</text:p>
          </table:table-cell>
          <table:table-cell office:value-type="string" calcext:value-type="string">
            <text:p>KA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lthasar Schneider</text:p>
          </table:table-cell>
          <table:table-cell office:value-type="string" calcext:value-type="string">
            <text:p>AU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joern Einar Romoeren</text:p>
          </table:table-cell>
          <table:table-cell office:value-type="string" calcext:value-type="string">
            <text:p>NO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l Gu Kang</text:p>
          </table:table-cell>
          <table:table-cell office:value-type="string" calcext:value-type="string">
            <text:p>K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istian Nagiller</text:p>
          </table:table-cell>
          <table:table-cell office:value-type="string" calcext:value-type="string">
            <text:p>AU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int Jones </text:p>
          </table:table-cell>
          <table:table-cell office:value-type="string" calcext:value-type="string">
            <text:p>US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iki Ito</text:p>
          </table:table-cell>
          <table:table-cell office:value-type="string" calcext:value-type="string">
            <text:p>JP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mjan Fras</text:p>
          </table:table-cell>
          <table:table-cell office:value-type="string" calcext:value-type="string">
            <text:p>SL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mjan Jernej</text:p>
          </table:table-cell>
          <table:table-cell office:value-type="string" calcext:value-type="string">
            <text:p>SL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is Kornilow</text:p>
          </table:table-cell>
          <table:table-cell office:value-type="string" calcext:value-type="string">
            <text:p>RU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mitrij Ipatow</text:p>
          </table:table-cell>
          <table:table-cell office:value-type="string" calcext:value-type="string">
            <text:p>R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mitri Wasiliew</text:p>
          </table:table-cell>
          <table:table-cell office:value-type="string" calcext:value-type="string">
            <text:p>RU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mmanuel Chedal</text:p>
          </table:table-cell>
          <table:table-cell office:value-type="string" calcext:value-type="string">
            <text:p>FR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rdinand Bader</text:p>
          </table:table-cell>
          <table:table-cell office:value-type="string" calcext:value-type="string">
            <text:p>G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orian Liegl</text:p>
          </table:table-cell>
          <table:table-cell office:value-type="string" calcext:value-type="string">
            <text:p>AU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eorg Spaeth</text:p>
          </table:table-cell>
          <table:table-cell office:value-type="string" calcext:value-type="string">
            <text:p>GER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ri Olli</text:p>
          </table:table-cell>
          <table:table-cell office:value-type="string" calcext:value-type="string">
            <text:p>F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nning Stensrud </text:p>
          </table:table-cell>
          <table:table-cell office:value-type="string" calcext:value-type="string">
            <text:p>NOR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deharu Miyahira </text:p>
          </table:table-cell>
          <table:table-cell office:value-type="string" calcext:value-type="string">
            <text:p>JP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roki Yamada </text:p>
          </table:table-cell>
          <table:table-cell office:value-type="string" calcext:value-type="string">
            <text:p>JP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kub Janda </text:p>
          </table:table-cell>
          <table:table-cell office:value-type="string" calcext:value-type="string">
            <text:p>CZ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n Matura </text:p>
          </table:table-cell>
          <table:table-cell office:value-type="string" calcext:value-type="string">
            <text:p>CZ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n Mazoch </text:p>
          </table:table-cell>
          <table:table-cell office:value-type="string" calcext:value-type="string">
            <text:p>CZ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nne Ahonen</text:p>
          </table:table-cell>
          <table:table-cell office:value-type="string" calcext:value-type="string">
            <text:p><text:s/>FIN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ens Salumae </text:p>
          </table:table-cell>
          <table:table-cell office:value-type="string" calcext:value-type="string">
            <text:p>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oerg Ritzerfeld </text:p>
          </table:table-cell>
          <table:table-cell office:value-type="string" calcext:value-type="string">
            <text:p>GE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ohan Erikson </text:p>
          </table:table-cell>
          <table:table-cell office:value-type="string" calcext:value-type="string">
            <text:p>SW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ha-Matti Ruuskanen </text:p>
          </table:table-cell>
          <table:table-cell office:value-type="string" calcext:value-type="string">
            <text:p>FI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ssi Hautamaeki </text:p>
          </table:table-cell>
          <table:table-cell office:value-type="string" calcext:value-type="string">
            <text:p>FI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zuyoshi Funaki </text:p>
          </table:table-cell>
          <table:table-cell office:value-type="string" calcext:value-type="string">
            <text:p>JP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rs Bystoel</text:p>
          </table:table-cell>
          <table:table-cell office:value-type="string" calcext:value-type="string">
            <text:p>NO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cin Bachleda </text:p>
          </table:table-cell>
          <table:table-cell office:value-type="string" calcext:value-type="string">
            <text:p>PO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rtin Hoellwarth </text:p>
          </table:table-cell>
          <table:table-cell office:value-type="string" calcext:value-type="string">
            <text:p>AUT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rtin Mesik </text:p>
          </table:table-cell>
          <table:table-cell office:value-type="string" calcext:value-type="string">
            <text:p>SV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tin Schmitt</text:p>
          </table:table-cell>
          <table:table-cell office:value-type="string" calcext:value-type="string">
            <text:p>GER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teusz Rutkowski </text:p>
          </table:table-cell>
          <table:table-cell office:value-type="string" calcext:value-type="string">
            <text:p>PO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tti Hautamaeki </text:p>
          </table:table-cell>
          <table:table-cell office:value-type="string" calcext:value-type="string">
            <text:p>FIN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ximilian Mechler </text:p>
          </table:table-cell>
          <table:table-cell office:value-type="string" calcext:value-type="string">
            <text:p>GER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ichael Uhrmann </text:p>
          </table:table-cell>
          <table:table-cell office:value-type="string" calcext:value-type="string">
            <text:p>GER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rten Solem </text:p>
          </table:table-cell>
          <table:table-cell office:value-type="string" calcext:value-type="string">
            <text:p>NOR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icolas Dessum </text:p>
          </table:table-cell>
          <table:table-cell office:value-type="string" calcext:value-type="string">
            <text:p>F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iaki Kasai </text:p>
          </table:table-cell>
          <table:table-cell office:value-type="string" calcext:value-type="string">
            <text:p>JPN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lav Magne Doennem </text:p>
          </table:table-cell>
          <table:table-cell office:value-type="string" calcext:value-type="string">
            <text:p>N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ter Zonta </text:p>
          </table:table-cell>
          <table:table-cell office:value-type="string" calcext:value-type="string">
            <text:p>SLO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imoz Peterka </text:p>
          </table:table-cell>
          <table:table-cell office:value-type="string" calcext:value-type="string">
            <text:p>S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. Schwarzenberger </text:p>
          </table:table-cell>
          <table:table-cell office:value-type="string" calcext:value-type="string">
            <text:p>AU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k Zaparow </text:p>
          </table:table-cell>
          <table:table-cell office:value-type="string" calcext:value-type="string">
            <text:p>KA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ar Ljoekelsoey </text:p>
          </table:table-cell>
          <table:table-cell office:value-type="string" calcext:value-type="string">
            <text:p>NOR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bert Kranjec </text:p>
          </table:table-cell>
          <table:table-cell office:value-type="string" calcext:value-type="string">
            <text:p>SL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k Benkovic </text:p>
          </table:table-cell>
          <table:table-cell office:value-type="string" calcext:value-type="string">
            <text:p>SL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gurd Pettersen </text:p>
          </table:table-cell>
          <table:table-cell office:value-type="string" calcext:value-type="string">
            <text:p>NOR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mon Ammann </text:p>
          </table:table-cell>
          <table:table-cell office:value-type="string" calcext:value-type="string">
            <text:p>SUI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efan Pieper </text:p>
          </table:table-cell>
          <table:table-cell office:value-type="string" calcext:value-type="string">
            <text:p>G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efan Thurnbichler </text:p>
          </table:table-cell>
          <table:table-cell office:value-type="string" calcext:value-type="string">
            <text:p>A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phan Hocke </text:p>
          </table:table-cell>
          <table:table-cell office:value-type="string" calcext:value-type="string">
            <text:p>GER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ven Hannawald</text:p>
          </table:table-cell>
          <table:table-cell office:value-type="string" calcext:value-type="string">
            <text:p>GER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mi Kiuru </text:p>
          </table:table-cell>
          <table:table-cell office:value-type="string" calcext:value-type="string">
            <text:p>FIN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ppei Takano </text:p>
          </table:table-cell>
          <table:table-cell office:value-type="string" calcext:value-type="string">
            <text:p>JP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omas Morgenstern </text:p>
          </table:table-cell>
          <table:table-cell office:value-type="string" calcext:value-type="string">
            <text:p>AUT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ommy Ingebrigtsen </text:p>
          </table:table-cell>
          <table:table-cell office:value-type="string" calcext:value-type="string">
            <text:p>NOR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eli-Matti Lindstroem </text:p>
          </table:table-cell>
          <table:table-cell office:value-type="string" calcext:value-type="string">
            <text:p>FIN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ojciech Skupien </text:p>
          </table:table-cell>
          <table:table-cell office:value-type="string" calcext:value-type="string">
            <text:p>PO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ojciech Tajner </text:p>
          </table:table-cell>
          <table:table-cell office:value-type="string" calcext:value-type="string">
            <text:p>PO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olfgang Loitzl </text:p>
          </table:table-cell>
          <table:table-cell office:value-type="string" calcext:value-type="string">
            <text:p>AUT</text:p>
          </table:table-cell>
          <table:table-cell office:value-type="float" office:value="93" calcext:value-type="float">
            <text:p>93</text:p>
          </table:table-cell>
        </table:table-row>
      </table:table>
      <table:table table:name="Kuusamo2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r_zawodnika</text:p>
          </table:table-cell>
          <table:table-cell office:value-type="string" calcext:value-type="string">
            <text:p>dl1</text:p>
          </table:table-cell>
          <table:table-cell office:value-type="string" calcext:value-type="string">
            <text:p>nota1</text:p>
          </table:table-cell>
          <table:table-cell office:value-type="string" calcext:value-type="string">
            <text:p>dl2</text:p>
          </table:table-cell>
          <table:table-cell office:value-type="string" calcext:value-type="string">
            <text:p>nota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5.5" calcext:value-type="float">
            <text:p>115,5</text:p>
          </table:table-cell>
          <table:table-cell office:value-type="float" office:value="103.4" calcext:value-type="float">
            <text:p>103,4</text:p>
          </table:table-cell>
          <table:table-cell office:value-type="float" office:value="119" calcext:value-type="float">
            <text:p>119</text:p>
          </table:table-cell>
          <table:table-cell office:value-type="float" office:value="214.6" calcext:value-type="float">
            <text:p>214,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34.5" calcext:value-type="float">
            <text:p>134,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89.5" calcext:value-type="float">
            <text:p>89,5</text:p>
          </table:table-cell>
          <table:table-cell office:value-type="float" office:value="123" calcext:value-type="float">
            <text:p>123</text:p>
          </table:table-cell>
          <table:table-cell office:value-type="float" office:value="207.9" calcext:value-type="float">
            <text:p>207,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2.5" calcext:value-type="float">
            <text:p>112,5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.5" calcext:value-type="float">
            <text:p>112,5</text:p>
          </table:table-cell>
          <table:table-cell office:value-type="float" office:value="98.5" calcext:value-type="float">
            <text:p>98,5</text:p>
          </table:table-cell>
          <table:table-cell office:value-type="float" office:value="111" calcext:value-type="float">
            <text:p>111</text:p>
          </table:table-cell>
          <table:table-cell office:value-type="float" office:value="193.8" calcext:value-type="float">
            <text:p>193,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6.5" calcext:value-type="float">
            <text:p>126,5</text:p>
          </table:table-cell>
          <table:table-cell office:value-type="float" office:value="125.7" calcext:value-type="float">
            <text:p>125,7</text:p>
          </table:table-cell>
          <table:table-cell office:value-type="float" office:value="124" calcext:value-type="float">
            <text:p>124</text:p>
          </table:table-cell>
          <table:table-cell office:value-type="float" office:value="246.9" calcext:value-type="float">
            <text:p>246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15.8" calcext:value-type="float">
            <text:p>115,8</text:p>
          </table:table-cell>
          <table:table-cell office:value-type="float" office:value="127" calcext:value-type="float">
            <text:p>127</text:p>
          </table:table-cell>
          <table:table-cell office:value-type="float" office:value="244.9" calcext:value-type="float">
            <text:p>244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136.8" calcext:value-type="float">
            <text:p>136,8</text:p>
          </table:table-cell>
          <table:table-cell office:value-type="float" office:value="115.5" calcext:value-type="float">
            <text:p>115,5</text:p>
          </table:table-cell>
          <table:table-cell office:value-type="float" office:value="242.2" calcext:value-type="float">
            <text:p>242,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121.7" calcext:value-type="float">
            <text:p>121,7</text:p>
          </table:table-cell>
          <table:table-cell office:value-type="float" office:value="123" calcext:value-type="float">
            <text:p>123</text:p>
          </table:table-cell>
          <table:table-cell office:value-type="float" office:value="241.1" calcext:value-type="float">
            <text:p>241,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239.8" calcext:value-type="float">
            <text:p>239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.5" calcext:value-type="float">
            <text:p>133,5</text:p>
          </table:table-cell>
          <table:table-cell office:value-type="float" office:value="141.3" calcext:value-type="float">
            <text:p>141,3</text:p>
          </table:table-cell>
          <table:table-cell office:value-type="float" office:value="111" calcext:value-type="float">
            <text:p>111</text:p>
          </table:table-cell>
          <table:table-cell office:value-type="float" office:value="238.6" calcext:value-type="float">
            <text:p>238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03.8" calcext:value-type="float">
            <text:p>103,8</text:p>
          </table:table-cell>
          <table:table-cell office:value-type="float" office:value="127.5" calcext:value-type="float">
            <text:p>127,5</text:p>
          </table:table-cell>
          <table:table-cell office:value-type="float" office:value="233.3" calcext:value-type="float">
            <text:p>233,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.5" calcext:value-type="float">
            <text:p>130,5</text:p>
          </table:table-cell>
          <table:table-cell office:value-type="float" office:value="134.4" calcext:value-type="float">
            <text:p>134,4</text:p>
          </table:table-cell>
          <table:table-cell office:value-type="float" office:value="110" calcext:value-type="float">
            <text:p>110</text:p>
          </table:table-cell>
          <table:table-cell office:value-type="float" office:value="228.4" calcext:value-type="float">
            <text:p>228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.5" calcext:value-type="float">
            <text:p>121,5</text:p>
          </table:table-cell>
          <table:table-cell office:value-type="float" office:value="117.7" calcext:value-type="float">
            <text:p>117,7</text:p>
          </table:table-cell>
          <table:table-cell office:value-type="float" office:value="115" calcext:value-type="float">
            <text:p>115</text:p>
          </table:table-cell>
          <table:table-cell office:value-type="float" office:value="222.2" calcext:value-type="float">
            <text:p>222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.5" calcext:value-type="float">
            <text:p>116,5</text:p>
          </table:table-cell>
          <table:table-cell office:value-type="float" office:value="105.7" calcext:value-type="float">
            <text:p>105,7</text:p>
          </table:table-cell>
          <table:table-cell office:value-type="float" office:value="120.5" calcext:value-type="float">
            <text:p>120,5</text:p>
          </table:table-cell>
          <table:table-cell office:value-type="float" office:value="221.1" calcext:value-type="float">
            <text:p>221,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105.8" calcext:value-type="float">
            <text:p>105,8</text:p>
          </table:table-cell>
          <table:table-cell office:value-type="float" office:value="117.5" calcext:value-type="float">
            <text:p>117,5</text:p>
          </table:table-cell>
          <table:table-cell office:value-type="float" office:value="215.3" calcext:value-type="float">
            <text:p>215,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92.5" calcext:value-type="float">
            <text:p>92,5</text:p>
          </table:table-cell>
          <table:table-cell office:value-type="float" office:value="108" calcext:value-type="float">
            <text:p>108</text:p>
          </table:table-cell>
          <table:table-cell office:value-type="float" office:value="183.4" calcext:value-type="float">
            <text:p>183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00.4" calcext:value-type="float">
            <text:p>100,4</text:p>
          </table:table-cell>
          <table:table-cell office:value-type="float" office:value="104" calcext:value-type="float">
            <text:p>104</text:p>
          </table:table-cell>
          <table:table-cell office:value-type="float" office:value="181.6" calcext:value-type="float">
            <text:p>181,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.5" calcext:value-type="float">
            <text:p>133,5</text:p>
          </table:table-cell>
          <table:table-cell office:value-type="float" office:value="141.3" calcext:value-type="float">
            <text:p>141,3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7.5" calcext:value-type="float">
            <text:p>107,5</text:p>
          </table:table-cell>
          <table:table-cell office:value-type="float" office:value="87.5" calcext:value-type="float">
            <text:p>87,5</text:p>
          </table:table-cell>
          <table:table-cell office:value-type="float" office:value="104" calcext:value-type="float">
            <text:p>104</text:p>
          </table:table-cell>
          <table:table-cell office:value-type="float" office:value="163.2" calcext:value-type="float">
            <text:p>163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94.8" calcext:value-type="float">
            <text:p>94,8</text:p>
          </table:table-cell>
          <table:table-cell office:value-type="float" office:value="97.5" calcext:value-type="float">
            <text:p>97,5</text:p>
          </table:table-cell>
          <table:table-cell office:value-type="float" office:value="158.8" calcext:value-type="float">
            <text:p>158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55.5" calcext:value-type="float">
            <text:p>155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94.8" calcext:value-type="float">
            <text:p>94,8</text:p>
          </table:table-cell>
          <table:table-cell office:value-type="float" office:value="95.5" calcext:value-type="float">
            <text:p>95,5</text:p>
          </table:table-cell>
          <table:table-cell office:value-type="float" office:value="154.7" calcext:value-type="float">
            <text:p>154,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77.2" calcext:value-type="float">
            <text:p>77,2</text:p>
          </table:table-cell>
          <table:table-cell office:value-type="float" office:value="102" calcext:value-type="float">
            <text:p>102</text:p>
          </table:table-cell>
          <table:table-cell office:value-type="float" office:value="154.3" calcext:value-type="float">
            <text:p>154,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95.3" calcext:value-type="float">
            <text:p>95,3</text:p>
          </table:table-cell>
          <table:table-cell office:value-type="float" office:value="87" calcext:value-type="float">
            <text:p>87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90.9" calcext:value-type="float">
            <text:p>90,9</text:p>
          </table:table-cell>
          <table:table-cell office:value-type="float" office:value="62" calcext:value-type="float">
            <text:p>62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9" calcext:value-type="float">
            <text:p>139</text:p>
          </table:table-cell>
          <table:table-cell office:value-type="float" office:value="150.2" calcext:value-type="float">
            <text:p>150,2</text:p>
          </table:table-cell>
          <table:table-cell office:value-type="float" office:value="133.5" calcext:value-type="float">
            <text:p>133,5</text:p>
          </table:table-cell>
          <table:table-cell office:value-type="float" office:value="291.5" calcext:value-type="float">
            <text:p>29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36.1" calcext:value-type="float">
            <text:p>136,1</text:p>
          </table:table-cell>
          <table:table-cell office:value-type="float" office:value="134" calcext:value-type="float">
            <text:p>134</text:p>
          </table:table-cell>
          <table:table-cell office:value-type="float" office:value="277.3" calcext:value-type="float">
            <text:p>277,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118.6" calcext:value-type="float">
            <text:p>118,6</text:p>
          </table:table-cell>
          <table:table-cell office:value-type="float" office:value="135.5" calcext:value-type="float">
            <text:p>135,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35.3" calcext:value-type="float">
            <text:p>135,3</text:p>
          </table:table-cell>
          <table:table-cell office:value-type="float" office:value="124.5" calcext:value-type="float">
            <text:p>124,5</text:p>
          </table:table-cell>
          <table:table-cell office:value-type="float" office:value="257.4" calcext:value-type="float">
            <text:p>257,4</text:p>
          </table:table-cell>
        </table:table-row>
      </table:table>
      <table:table table:name="Trondheim0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r_zawodnika</text:p>
          </table:table-cell>
          <table:table-cell office:value-type="string" calcext:value-type="string">
            <text:p>dl1</text:p>
          </table:table-cell>
          <table:table-cell office:value-type="string" calcext:value-type="string">
            <text:p>nota1</text:p>
          </table:table-cell>
          <table:table-cell office:value-type="string" calcext:value-type="string">
            <text:p>dl2</text:p>
          </table:table-cell>
          <table:table-cell office:value-type="string" calcext:value-type="string">
            <text:p>nota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254.3" calcext:value-type="float">
            <text:p>254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133.2" calcext:value-type="float">
            <text:p>133,2</text:p>
          </table:table-cell>
          <table:table-cell office:value-type="float" office:value="121.5" calcext:value-type="float">
            <text:p>121,5</text:p>
          </table:table-cell>
          <table:table-cell office:value-type="float" office:value="249.9" calcext:value-type="float">
            <text:p>249,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0.5" calcext:value-type="float">
            <text:p>130,5</text:p>
          </table:table-cell>
          <table:table-cell office:value-type="float" office:value="134.9" calcext:value-type="float">
            <text:p>134,9</text:p>
          </table:table-cell>
          <table:table-cell office:value-type="float" office:value="120" calcext:value-type="float">
            <text:p>120</text:p>
          </table:table-cell>
          <table:table-cell office:value-type="float" office:value="248.9" calcext:value-type="float">
            <text:p>248,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4.5" calcext:value-type="float">
            <text:p>124,5</text:p>
          </table:table-cell>
          <table:table-cell office:value-type="float" office:value="124.1" calcext:value-type="float">
            <text:p>124,1</text:p>
          </table:table-cell>
          <table:table-cell office:value-type="float" office:value="124.5" calcext:value-type="float">
            <text:p>124,5</text:p>
          </table:table-cell>
          <table:table-cell office:value-type="float" office:value="248.2" calcext:value-type="float">
            <text:p>248,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140.7" calcext:value-type="float">
            <text:p>140,7</text:p>
          </table:table-cell>
          <table:table-cell office:value-type="float" office:value="115.5" calcext:value-type="float">
            <text:p>115,5</text:p>
          </table:table-cell>
          <table:table-cell office:value-type="float" office:value="246.6" calcext:value-type="float">
            <text:p>246,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133.2" calcext:value-type="float">
            <text:p>133,2</text:p>
          </table:table-cell>
          <table:table-cell office:value-type="float" office:value="119" calcext:value-type="float">
            <text:p>119</text:p>
          </table:table-cell>
          <table:table-cell office:value-type="float" office:value="246.4" calcext:value-type="float">
            <text:p>246,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117.3" calcext:value-type="float">
            <text:p>117,3</text:p>
          </table:table-cell>
          <table:table-cell office:value-type="float" office:value="127" calcext:value-type="float">
            <text:p>127</text:p>
          </table:table-cell>
          <table:table-cell office:value-type="float" office:value="245.4" calcext:value-type="float">
            <text:p>245,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5.5" calcext:value-type="float">
            <text:p>125,5</text:p>
          </table:table-cell>
          <table:table-cell office:value-type="float" office:value="124.4" calcext:value-type="float">
            <text:p>124,4</text:p>
          </table:table-cell>
          <table:table-cell office:value-type="float" office:value="122.5" calcext:value-type="float">
            <text:p>122,5</text:p>
          </table:table-cell>
          <table:table-cell office:value-type="float" office:value="243.9" calcext:value-type="float">
            <text:p>243,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19.4" calcext:value-type="float">
            <text:p>119,4</text:p>
          </table:table-cell>
          <table:table-cell office:value-type="float" office:value="119" calcext:value-type="float">
            <text:p>119</text:p>
          </table:table-cell>
          <table:table-cell office:value-type="float" office:value="232.1" calcext:value-type="float">
            <text:p>232,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4.5" calcext:value-type="float">
            <text:p>124,5</text:p>
          </table:table-cell>
          <table:table-cell office:value-type="float" office:value="122.6" calcext:value-type="float">
            <text:p>122,6</text:p>
          </table:table-cell>
          <table:table-cell office:value-type="float" office:value="114.5" calcext:value-type="float">
            <text:p>114,5</text:p>
          </table:table-cell>
          <table:table-cell office:value-type="float" office:value="226.7" calcext:value-type="float">
            <text:p>226,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.5" calcext:value-type="float">
            <text:p>119,5</text:p>
          </table:table-cell>
          <table:table-cell office:value-type="float" office:value="114.1" calcext:value-type="float">
            <text:p>114,1</text:p>
          </table:table-cell>
          <table:table-cell office:value-type="float" office:value="117.5" calcext:value-type="float">
            <text:p>117,5</text:p>
          </table:table-cell>
          <table:table-cell office:value-type="float" office:value="224.1" calcext:value-type="float">
            <text:p>224,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office:value-type="float" office:value="128.1" calcext:value-type="float">
            <text:p>128,1</text:p>
          </table:table-cell>
          <table:table-cell office:value-type="float" office:value="110" calcext:value-type="float">
            <text:p>110</text:p>
          </table:table-cell>
          <table:table-cell office:value-type="float" office:value="222.1" calcext:value-type="float">
            <text:p>222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7.5" calcext:value-type="float">
            <text:p>117,5</text:p>
          </table:table-cell>
          <table:table-cell office:value-type="float" office:value="109.5" calcext:value-type="float">
            <text:p>109,5</text:p>
          </table:table-cell>
          <table:table-cell office:value-type="float" office:value="118.5" calcext:value-type="float">
            <text:p>118,5</text:p>
          </table:table-cell>
          <table:table-cell office:value-type="float" office:value="220.8" calcext:value-type="float">
            <text:p>220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19.6" calcext:value-type="float">
            <text:p>119,6</text:p>
          </table:table-cell>
          <table:table-cell office:value-type="float" office:value="112.5" calcext:value-type="float">
            <text:p>112,5</text:p>
          </table:table-cell>
          <table:table-cell office:value-type="float" office:value="219.1" calcext:value-type="float">
            <text:p>219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1.5" calcext:value-type="float">
            <text:p>121,5</text:p>
          </table:table-cell>
          <table:table-cell office:value-type="float" office:value="117.7" calcext:value-type="float">
            <text:p>117,7</text:p>
          </table:table-cell>
          <table:table-cell office:value-type="float" office:value="112.5" calcext:value-type="float">
            <text:p>112,5</text:p>
          </table:table-cell>
          <table:table-cell office:value-type="float" office:value="216.7" calcext:value-type="float">
            <text:p>216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.5" calcext:value-type="float">
            <text:p>123,5</text:p>
          </table:table-cell>
          <table:table-cell office:value-type="float" office:value="121.8" calcext:value-type="float">
            <text:p>121,8</text:p>
          </table:table-cell>
          <table:table-cell office:value-type="float" office:value="110" calcext:value-type="float">
            <text:p>110</text:p>
          </table:table-cell>
          <table:table-cell office:value-type="float" office:value="216.3" calcext:value-type="float">
            <text:p>216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.5" calcext:value-type="float">
            <text:p>125,5</text:p>
          </table:table-cell>
          <table:table-cell office:value-type="float" office:value="125.4" calcext:value-type="float">
            <text:p>125,4</text:p>
          </table:table-cell>
          <table:table-cell office:value-type="float" office:value="108" calcext:value-type="float">
            <text:p>108</text:p>
          </table:table-cell>
          <table:table-cell office:value-type="float" office:value="215.8" calcext:value-type="float">
            <text:p>215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113.5" calcext:value-type="float">
            <text:p>113,5</text:p>
          </table:table-cell>
          <table:table-cell office:value-type="float" office:value="114.5" calcext:value-type="float">
            <text:p>114,5</text:p>
          </table:table-cell>
          <table:table-cell office:value-type="float" office:value="215.6" calcext:value-type="float">
            <text:p>215,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office:value-type="float" office:value="112" calcext:value-type="float">
            <text:p>112</text:p>
          </table:table-cell>
          <table:table-cell office:value-type="float" office:value="215.4" calcext:value-type="float">
            <text:p>215,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215.1" calcext:value-type="float">
            <text:p>215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18.6" calcext:value-type="float">
            <text:p>118,6</text:p>
          </table:table-cell>
          <table:table-cell office:value-type="float" office:value="110" calcext:value-type="float">
            <text:p>110</text:p>
          </table:table-cell>
          <table:table-cell office:value-type="float" office:value="213.1" calcext:value-type="float">
            <text:p>213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112.2" calcext:value-type="float">
            <text:p>112,2</text:p>
          </table:table-cell>
          <table:table-cell office:value-type="float" office:value="108.5" calcext:value-type="float">
            <text:p>108,5</text:p>
          </table:table-cell>
          <table:table-cell office:value-type="float" office:value="203.5" calcext:value-type="float">
            <text:p>203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.5" calcext:value-type="float">
            <text:p>114,5</text:p>
          </table:table-cell>
          <table:table-cell office:value-type="float" office:value="103.1" calcext:value-type="float">
            <text:p>103,1</text:p>
          </table:table-cell>
          <table:table-cell office:value-type="float" office:value="111" calcext:value-type="float">
            <text:p>111</text:p>
          </table:table-cell>
          <table:table-cell office:value-type="float" office:value="199.9" calcext:value-type="float">
            <text:p>199,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02.2" calcext:value-type="float">
            <text:p>102,2</text:p>
          </table:table-cell>
          <table:table-cell office:value-type="float" office:value="111.5" calcext:value-type="float">
            <text:p>111,5</text:p>
          </table:table-cell>
          <table:table-cell office:value-type="float" office:value="199.4" calcext:value-type="float">
            <text:p>199,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106.3" calcext:value-type="float">
            <text:p>106,3</text:p>
          </table:table-cell>
          <table:table-cell office:value-type="float" office:value="108.5" calcext:value-type="float">
            <text:p>108,5</text:p>
          </table:table-cell>
          <table:table-cell office:value-type="float" office:value="198.1" calcext:value-type="float">
            <text:p>198,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101.7" calcext:value-type="float">
            <text:p>101,7</text:p>
          </table:table-cell>
          <table:table-cell office:value-type="float" office:value="110.5" calcext:value-type="float">
            <text:p>110,5</text:p>
          </table:table-cell>
          <table:table-cell office:value-type="float" office:value="196.6" calcext:value-type="float">
            <text:p>196,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99.6" calcext:value-type="float">
            <text:p>99,6</text:p>
          </table:table-cell>
          <table:table-cell office:value-type="float" office:value="101.5" calcext:value-type="float">
            <text:p>101,5</text:p>
          </table:table-cell>
          <table:table-cell office:value-type="float" office:value="177.8" calcext:value-type="float">
            <text:p>177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3.5" calcext:value-type="float">
            <text:p>113,5</text:p>
          </table:table-cell>
          <table:table-cell office:value-type="float" office:value="99.3" calcext:value-type="float">
            <text:p>99,3</text:p>
          </table:table-cell>
          <table:table-cell office:value-type="float" office:value="102" calcext:value-type="float">
            <text:p>102</text:p>
          </table:table-cell>
          <table:table-cell office:value-type="float" office:value="177.4" calcext:value-type="float">
            <text:p>177,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06.3" calcext:value-type="float">
            <text:p>106,3</text:p>
          </table:table-cell>
          <table:table-cell office:value-type="float" office:value="97" calcext:value-type="float">
            <text:p>97</text:p>
          </table:table-cell>
          <table:table-cell office:value-type="float" office:value="175.4" calcext:value-type="float">
            <text:p>175,4</text:p>
          </table:table-cell>
        </table:table-row>
      </table:table>
      <table:table table:name="Zakopane1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r_zawodnika</text:p>
          </table:table-cell>
          <table:table-cell office:value-type="string" calcext:value-type="string">
            <text:p>dl1</text:p>
          </table:table-cell>
          <table:table-cell office:value-type="string" calcext:value-type="string">
            <text:p>nota1</text:p>
          </table:table-cell>
          <table:table-cell office:value-type="string" calcext:value-type="string">
            <text:p>dl2</text:p>
          </table:table-cell>
          <table:table-cell office:value-type="string" calcext:value-type="string">
            <text:p>nota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5" calcext:value-type="float">
            <text:p>119,5</text:p>
          </table:table-cell>
          <table:table-cell office:value-type="float" office:value="114.6" calcext:value-type="float">
            <text:p>114,6</text:p>
          </table:table-cell>
          <table:table-cell office:value-type="float" office:value="122" calcext:value-type="float">
            <text:p>122</text:p>
          </table:table-cell>
          <table:table-cell office:value-type="float" office:value="233.7" calcext:value-type="float">
            <text:p>233,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20.6" calcext:value-type="float">
            <text:p>120,6</text:p>
          </table:table-cell>
          <table:table-cell office:value-type="float" office:value="119" calcext:value-type="float">
            <text:p>119</text:p>
          </table:table-cell>
          <table:table-cell office:value-type="float" office:value="232.8" calcext:value-type="float">
            <text:p>232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106.8" calcext:value-type="float">
            <text:p>106,8</text:p>
          </table:table-cell>
          <table:table-cell office:value-type="float" office:value="123" calcext:value-type="float">
            <text:p>123</text:p>
          </table:table-cell>
          <table:table-cell office:value-type="float" office:value="227.7" calcext:value-type="float">
            <text:p>227,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121.4" calcext:value-type="float">
            <text:p>121,4</text:p>
          </table:table-cell>
          <table:table-cell office:value-type="float" office:value="116" calcext:value-type="float">
            <text:p>116</text:p>
          </table:table-cell>
          <table:table-cell office:value-type="float" office:value="227.7" calcext:value-type="float">
            <text:p>227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12.7" calcext:value-type="float">
            <text:p>112,7</text:p>
          </table:table-cell>
          <table:table-cell office:value-type="float" office:value="114.5" calcext:value-type="float">
            <text:p>114,5</text:p>
          </table:table-cell>
          <table:table-cell office:value-type="float" office:value="217.8" calcext:value-type="float">
            <text:p>217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05.3" calcext:value-type="float">
            <text:p>105,3</text:p>
          </table:table-cell>
          <table:table-cell office:value-type="float" office:value="116.5" calcext:value-type="float">
            <text:p>116,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07.6" calcext:value-type="float">
            <text:p>107,6</text:p>
          </table:table-cell>
          <table:table-cell office:value-type="float" office:value="114" calcext:value-type="float">
            <text:p>114</text:p>
          </table:table-cell>
          <table:table-cell office:value-type="float" office:value="210.8" calcext:value-type="float">
            <text:p>210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14.8" calcext:value-type="float">
            <text:p>114,8</text:p>
          </table:table-cell>
          <table:table-cell office:value-type="float" office:value="110.5" calcext:value-type="float">
            <text:p>110,5</text:p>
          </table:table-cell>
          <table:table-cell office:value-type="float" office:value="210.2" calcext:value-type="float">
            <text:p>210,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6.5" calcext:value-type="float">
            <text:p>116,5</text:p>
          </table:table-cell>
          <table:table-cell office:value-type="float" office:value="107.7" calcext:value-type="float">
            <text:p>107,7</text:p>
          </table:table-cell>
          <table:table-cell office:value-type="float" office:value="113.5" calcext:value-type="float">
            <text:p>113,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6.5" calcext:value-type="float">
            <text:p>116,5</text:p>
          </table:table-cell>
          <table:table-cell office:value-type="float" office:value="105.7" calcext:value-type="float">
            <text:p>105,7</text:p>
          </table:table-cell>
          <table:table-cell office:value-type="float" office:value="114" calcext:value-type="float">
            <text:p>114</text:p>
          </table:table-cell>
          <table:table-cell office:value-type="float" office:value="207.4" calcext:value-type="float">
            <text:p>207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109.9" calcext:value-type="float">
            <text:p>109,9</text:p>
          </table:table-cell>
          <table:table-cell office:value-type="float" office:value="111" calcext:value-type="float">
            <text:p>111</text:p>
          </table:table-cell>
          <table:table-cell office:value-type="float" office:value="205.7" calcext:value-type="float">
            <text:p>205,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108.1" calcext:value-type="float">
            <text:p>108,1</text:p>
          </table:table-cell>
          <table:table-cell office:value-type="float" office:value="109.5" calcext:value-type="float">
            <text:p>109,5</text:p>
          </table:table-cell>
          <table:table-cell office:value-type="float" office:value="201.7" calcext:value-type="float">
            <text:p>201,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17.3" calcext:value-type="float">
            <text:p>117,3</text:p>
          </table:table-cell>
          <table:table-cell office:value-type="float" office:value="105" calcext:value-type="float">
            <text:p>105</text:p>
          </table:table-cell>
          <table:table-cell office:value-type="float" office:value="195.8" calcext:value-type="float">
            <text:p>195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142.2" calcext:value-type="float">
            <text:p>142,2</text:p>
          </table:table-cell>
          <table:table-cell office:value-type="float" office:value="126.5" calcext:value-type="float">
            <text:p>126,5</text:p>
          </table:table-cell>
          <table:table-cell office:value-type="float" office:value="270.9" calcext:value-type="float">
            <text:p>270,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38.6" calcext:value-type="float">
            <text:p>138,6</text:p>
          </table:table-cell>
          <table:table-cell office:value-type="float" office:value="127" calcext:value-type="float">
            <text:p>127</text:p>
          </table:table-cell>
          <table:table-cell office:value-type="float" office:value="267.2" calcext:value-type="float">
            <text:p>267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.5" calcext:value-type="float">
            <text:p>129,5</text:p>
          </table:table-cell>
          <table:table-cell office:value-type="float" office:value="134.6" calcext:value-type="float">
            <text:p>134,6</text:p>
          </table:table-cell>
          <table:table-cell office:value-type="float" office:value="120" calcext:value-type="float">
            <text:p>120</text:p>
          </table:table-cell>
          <table:table-cell office:value-type="float" office:value="251.6" calcext:value-type="float">
            <text:p>251,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130.4" calcext:value-type="float">
            <text:p>130,4</text:p>
          </table:table-cell>
          <table:table-cell office:value-type="float" office:value="119.5" calcext:value-type="float">
            <text:p>119,5</text:p>
          </table:table-cell>
          <table:table-cell office:value-type="float" office:value="245.5" calcext:value-type="float">
            <text:p>245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.5" calcext:value-type="float">
            <text:p>120,5</text:p>
          </table:table-cell>
          <table:table-cell office:value-type="float" office:value="118.9" calcext:value-type="float">
            <text:p>118,9</text:p>
          </table:table-cell>
          <table:table-cell office:value-type="float" office:value="125" calcext:value-type="float">
            <text:p>125</text:p>
          </table:table-cell>
          <table:table-cell office:value-type="float" office:value="244.4" calcext:value-type="float">
            <text:p>244,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126.5" calcext:value-type="float">
            <text:p>126,5</text:p>
          </table:table-cell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.5" calcext:value-type="float">
            <text:p>120,5</text:p>
          </table:table-cell>
          <table:table-cell office:value-type="float" office:value="114.9" calcext:value-type="float">
            <text:p>114,9</text:p>
          </table:table-cell>
          <table:table-cell office:value-type="float" office:value="122.5" calcext:value-type="float">
            <text:p>122,5</text:p>
          </table:table-cell>
          <table:table-cell office:value-type="float" office:value="235.9" calcext:value-type="float">
            <text:p>235,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.5" calcext:value-type="float">
            <text:p>128,5</text:p>
          </table:table-cell>
          <table:table-cell office:value-type="float" office:value="132.3" calcext:value-type="float">
            <text:p>132,3</text:p>
          </table:table-cell>
          <table:table-cell office:value-type="float" office:value="114.5" calcext:value-type="float">
            <text:p>114,5</text:p>
          </table:table-cell>
          <table:table-cell office:value-type="float" office:value="235.9" calcext:value-type="float">
            <text:p>235,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116.5" calcext:value-type="float">
            <text:p>116,5</text:p>
          </table:table-cell>
          <table:table-cell office:value-type="float" office:value="121" calcext:value-type="float">
            <text:p>121</text:p>
          </table:table-cell>
          <table:table-cell office:value-type="float" office:value="234.8" calcext:value-type="float">
            <text:p>234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7.5" calcext:value-type="float">
            <text:p>117,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109.1" calcext:value-type="float">
            <text:p>109,1</text:p>
          </table:table-cell>
          <table:table-cell office:value-type="float" office:value="121" calcext:value-type="float">
            <text:p>121</text:p>
          </table:table-cell>
          <table:table-cell office:value-type="float" office:value="223.9" calcext:value-type="float">
            <text:p>223,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1.5" calcext:value-type="float">
            <text:p>121,5</text:p>
          </table:table-cell>
          <table:table-cell office:value-type="float" office:value="116.7" calcext:value-type="float">
            <text:p>116,7</text:p>
          </table:table-cell>
          <table:table-cell office:value-type="float" office:value="115" calcext:value-type="float">
            <text:p>115</text:p>
          </table:table-cell>
          <table:table-cell office:value-type="float" office:value="221.7" calcext:value-type="float">
            <text:p>221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20.9" calcext:value-type="float">
            <text:p>120,9</text:p>
          </table:table-cell>
          <table:table-cell office:value-type="float" office:value="112.5" calcext:value-type="float">
            <text:p>112,5</text:p>
          </table:table-cell>
          <table:table-cell office:value-type="float" office:value="220.4" calcext:value-type="float">
            <text:p>220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5.5" calcext:value-type="float">
            <text:p>115,5</text:p>
          </table:table-cell>
          <table:table-cell office:value-type="float" office:value="114.5" calcext:value-type="float">
            <text:p>114,5</text:p>
          </table:table-cell>
          <table:table-cell office:value-type="float" office:value="219.6" calcext:value-type="float">
            <text:p>219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08.6" calcext:value-type="float">
            <text:p>108,6</text:p>
          </table:table-cell>
          <table:table-cell office:value-type="float" office:value="118.5" calcext:value-type="float">
            <text:p>118,5</text:p>
          </table:table-cell>
          <table:table-cell office:value-type="float" office:value="219.4" calcext:value-type="float">
            <text:p>219,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12.2" calcext:value-type="float">
            <text:p>112,2</text:p>
          </table:table-cell>
          <table:table-cell office:value-type="float" office:value="115.5" calcext:value-type="float">
            <text:p>115,5</text:p>
          </table:table-cell>
          <table:table-cell office:value-type="float" office:value="218.1" calcext:value-type="float">
            <text:p>218,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7.5" calcext:value-type="float">
            <text:p>117,5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218.1" calcext:value-type="float">
            <text:p>21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.00.0000</text:date>, <text:time style:data-style-name="N2" text:time-value="10:36:26.595228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9T19:06:56.172059063</meta:creation-date>
    <dc:date>2022-11-20T10:44:45.755466502</dc:date>
    <meta:editing-duration>PT21M49S</meta:editing-duration>
    <meta:editing-cycles>3</meta:editing-cycles>
    <meta:generator>LibreOffice/6.4.7.2$Linux_X86_64 LibreOffice_project/40$Build-2</meta:generator>
    <meta:document-statistic meta:table-count="5" meta:cell-count="801" meta:object-count="0"/>
  </office:meta>
</office:document-meta>
</file>